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3000000231731E5EC8D886458.png" manifest:media-type="image/png"/>
  <manifest:file-entry manifest:full-path="Pictures/100002010000018000000180E75D965785A9EF3E.png" manifest:media-type="image/png"/>
  <manifest:file-entry manifest:full-path="Pictures/100063640000039300000393D3BC84DC225EF2AF.emf" manifest:media-type="image/x-emf"/>
  <manifest:file-entry manifest:full-path="Pictures/100002010000018000000180152454B2AEB35430.png" manifest:media-type="image/png"/>
  <manifest:file-entry manifest:full-path="Pictures/10005D900000039300000393B3891CFC0C14F9BC.emf" manifest:media-type="image/x-emf"/>
  <manifest:file-entry manifest:full-path="Pictures/100002010000002300000023A272640317BCE5EC.png" manifest:media-type="image/png"/>
  <manifest:file-entry manifest:full-path="Pictures/10005C6800000393000003937E76666177B8EAF8.emf" manifest:media-type="image/x-emf"/>
  <manifest:file-entry manifest:full-path="Pictures/100002010000002300000023388B3ED78F6EA857.png" manifest:media-type="image/png"/>
  <manifest:file-entry manifest:full-path="Pictures/10000201000000230000002326AF39A6499822D2.png" manifest:media-type="image/png"/>
  <manifest:file-entry manifest:full-path="Pictures/10005D8400000393000003931DA6D43D24A78F12.emf" manifest:media-type="image/x-emf"/>
  <manifest:file-entry manifest:full-path="Pictures/1000020100000180000001809AED73356D51728C.png" manifest:media-type="image/png"/>
  <manifest:file-entry manifest:full-path="Pictures/10005E080000039300000393070FB3CA4C7E2BA2.emf" manifest:media-type="image/x-emf"/>
  <manifest:file-entry manifest:full-path="Pictures/100063B00000039300000393D6B204A8708886A6.emf" manifest:media-type="image/x-emf"/>
  <manifest:file-entry manifest:full-path="Pictures/10005DF00000039300000393D724C4C82B537948.emf" manifest:media-type="image/x-emf"/>
  <manifest:file-entry manifest:full-path="Pictures/10000201000000230000002313BDC5126A5F46C0.png" manifest:media-type="image/png"/>
  <manifest:file-entry manifest:full-path="Pictures/10000201000000230000002336B4536332C3FD94.png" manifest:media-type="image/png"/>
  <manifest:file-entry manifest:full-path="Pictures/1000020100000180000001806FE625CDE485EBD0.png" manifest:media-type="image/png"/>
  <manifest:file-entry manifest:full-path="Pictures/10000201000000230000002327E01A8625F9DB94.png" manifest:media-type="image/png"/>
  <manifest:file-entry manifest:full-path="Pictures/1000020100000180000001802615AF54C3B6947C.png" manifest:media-type="image/png"/>
  <manifest:file-entry manifest:full-path="Pictures/10000201000001800000018041E35D7D3C575F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000000" draw:fill="solid" draw:fill-color="#a9d18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000000" draw:fill="solid" draw:fill-color="#fbe5d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marker-end="msArrowEnd_20_9" draw:marker-end-width="0.35cm" draw:marker-end-center="false" draw:fill="none" draw:textarea-vertical-align="top" draw:auto-grow-height="false" fo:min-height="0cm" fo:min-width="5.66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000000" draw:fill="solid" draw:fill-color="#b4c7e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fill="solid" draw:fill-color="#fff2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marker-start="msArrowEnd_20_5" draw:marker-start-width="0.21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0000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ed_20__28_var_29__20_3" svg:stroke-width="0.071cm" svg:stroke-color="#000000" draw:fill="solid" draw:fill-color="#fbe5d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Dashed_20__28_var_29__20_4" svg:stroke-width="0.053cm" svg:stroke-color="#000000" draw:marker-end="msArrowEnd_20_9" draw:marker-end-width="0.3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53cm" svg:stroke-color="#000000" draw:marker-end="msArrowEnd_20_9" draw:marker-end-width="0.3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000000" draw:marker-end="msArrowEnd_20_9" draw:marker-end-width="0.35cm" draw:marker-end-center="false" draw:fill="none" draw:textarea-vertical-align="top" draw:auto-grow-height="false" fo:min-height="7.325cm" fo:min-width="0cm" fo:padding-top="0.125cm" fo:padding-bottom="0.125cm" fo:padding-left="0.25cm" fo:padding-right="0.25cm" fo:wrap-option="wrap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a9d18e"/>
      <style:paragraph-properties fo:text-align="start"/>
      <style:text-properties fo:font-size="18pt"/>
    </style:style>
    <style:style style:name="P6" style:family="paragraph">
      <loext:graphic-properties draw:fill="solid" draw:fill-color="#fbe5d6"/>
      <style:paragraph-properties fo:text-align="start"/>
      <style:text-properties fo:font-size="18pt"/>
    </style:style>
    <style:style style:name="P7" style:family="paragraph">
      <loext:graphic-properties draw:fill="solid" draw:fill-color="#b4c7e7"/>
      <style:paragraph-properties fo:text-align="start"/>
      <style:text-properties fo:font-size="18pt"/>
    </style:style>
    <style:style style:name="P8" style:family="paragraph">
      <loext:graphic-properties draw:fill="solid" draw:fill-color="#fff2cc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2f2f2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style:paragraph-properties fo:margin-top="0cm" fo:margin-bottom="0cm" fo:line-height="130%" fo:text-align="star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>
      <style:paragraph-properties fo:margin-top="0cm" fo:margin-bottom="0cm" fo:line-height="100%" fo:text-align="en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name="Image 3" draw:style-name="gr1" draw:text-style-name="P1" draw:layer="layout" svg:width="0.951cm" svg:height="0.951cm" svg:x="3.139cm" svg:y="3.201cm">
          <draw:image xlink:href="Pictures/10005C6800000393000003937E76666177B8EAF8.emf" xlink:type="simple" xlink:show="embed" xlink:actuate="onLoad">
            <text:p/>
          </draw:image>
          <draw:image xlink:href="Pictures/10000201000000230000002326AF39A6499822D2.png" xlink:type="simple" xlink:show="embed" xlink:actuate="onLoad"/>
        </draw:frame>
        <draw:frame draw:name="Image 6" draw:style-name="gr1" draw:text-style-name="P1" draw:layer="layout" svg:width="0.951cm" svg:height="0.951cm" svg:x="12.635cm" svg:y="7.97cm">
          <draw:image xlink:href="Pictures/100063640000039300000393D3BC84DC225EF2AF.emf" xlink:type="simple" xlink:show="embed" xlink:actuate="onLoad">
            <text:p/>
          </draw:image>
          <draw:image xlink:href="Pictures/100002010000002300000023A272640317BCE5EC.png" xlink:type="simple" xlink:show="embed" xlink:actuate="onLoad"/>
        </draw:frame>
        <draw:frame draw:name="Image 7" draw:style-name="gr1" draw:text-style-name="P1" draw:layer="layout" svg:width="0.951cm" svg:height="0.951cm" svg:x="13.417cm" svg:y="11.527cm">
          <draw:image xlink:href="Pictures/100063B00000039300000393D6B204A8708886A6.emf" xlink:type="simple" xlink:show="embed" xlink:actuate="onLoad">
            <text:p/>
          </draw:image>
          <draw:image xlink:href="Pictures/100002010000002300000023388B3ED78F6EA857.png" xlink:type="simple" xlink:show="embed" xlink:actuate="onLoad"/>
        </draw:frame>
        <draw:frame draw:name="Image 8" draw:style-name="gr1" draw:text-style-name="P1" draw:layer="layout" svg:width="0.951cm" svg:height="0.951cm" svg:x="2.593cm" svg:y="5.684cm">
          <draw:image xlink:href="Pictures/10005D900000039300000393B3891CFC0C14F9BC.emf" xlink:type="simple" xlink:show="embed" xlink:actuate="onLoad">
            <text:p/>
          </draw:image>
          <draw:image xlink:href="Pictures/10000201000000230000002336B4536332C3FD94.png" xlink:type="simple" xlink:show="embed" xlink:actuate="onLoad"/>
        </draw:frame>
        <draw:frame draw:name="Image 9" draw:style-name="gr1" draw:text-style-name="P1" draw:layer="layout" svg:width="0.951cm" svg:height="0.951cm" svg:x="21.692cm" svg:y="10.464cm">
          <draw:image xlink:href="Pictures/10005DF00000039300000393D724C4C82B537948.emf" xlink:type="simple" xlink:show="embed" xlink:actuate="onLoad">
            <text:p/>
          </draw:image>
          <draw:image xlink:href="Pictures/10000201000000230000002313BDC5126A5F46C0.png" xlink:type="simple" xlink:show="embed" xlink:actuate="onLoad"/>
        </draw:frame>
        <draw:g draw:name="Group 1">
          <draw:frame draw:name="Graphique 12" draw:style-name="gr1" draw:text-style-name="P1" draw:layer="layout" svg:width="2.999cm" svg:height="3.209cm" svg:x="7.708cm" svg:y="7.449cm">
            <draw:image xlink:href="Pictures/1000020100000180000001809AED73356D51728C.png" xlink:type="simple" xlink:show="embed" xlink:actuate="onLoad">
              <text:p/>
            </draw:image>
          </draw:frame>
          <draw:custom-shape draw:name="CustomShape 2" draw:style-name="gr2" draw:text-style-name="P2" draw:layer="layout" svg:width="0.94cm" svg:height="0.948cm" svg:x="8.682cm" svg:y="8.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3" draw:text-style-name="P4" draw:layer="layout" svg:width="1.649cm" svg:height="0.757cm" svg:x="8.363cm" svg:y="8.737cm">
            <text:p text:style-name="P3"><text:span text:style-name="T1">C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4" draw:style-name="gr4" draw:text-style-name="P5" draw:layer="layout" svg:width="4.253cm" svg:height="1.81cm" svg:x="7.71cm" svg:y="1.90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3" draw:text-style-name="P4" draw:layer="layout" svg:width="4.253cm" svg:height="1.012cm" svg:x="7.71cm" svg:y="2.316cm">
          <text:p text:style-name="P3"><text:span text:style-name="T2">V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6" draw:layer="layout" svg:width="4.253cm" svg:height="1.81cm" svg:x="15.408cm" svg:y="1.98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3" draw:text-style-name="P4" draw:layer="layout" svg:width="4.253cm" svg:height="1.012cm" svg:x="15.375cm" svg:y="2.427cm">
          <text:p text:style-name="P3"><text:span text:style-name="T2">dom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1" draw:layer="layout" svg:width="6.161cm" svg:height="0.045cm" svg:x="10.709cm" svg:y="9.006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9">
          <draw:frame draw:name="Graphique 43" draw:style-name="gr1" draw:text-style-name="P1" draw:layer="layout" svg:width="2.999cm" svg:height="3.209cm" svg:x="23.529cm" svg:y="7.429cm">
            <draw:image xlink:href="Pictures/1000020100000180000001806FE625CDE485EBD0.png" xlink:type="simple" xlink:show="embed" xlink:actuate="onLoad">
              <text:p/>
            </draw:image>
          </draw:frame>
          <draw:custom-shape draw:name="CustomShape 10" draw:style-name="gr2" draw:text-style-name="P2" draw:layer="layout" svg:width="0.94cm" svg:height="0.948cm" svg:x="24.503cm" svg:y="8.5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3" draw:text-style-name="P4" draw:layer="layout" svg:width="1.649cm" svg:height="0.757cm" svg:x="24.184cm" svg:y="8.716cm">
            <text:p text:style-name="P3"><text:span text:style-name="T1">C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12" draw:style-name="gr7" draw:text-style-name="P7" draw:layer="layout" svg:width="4.253cm" svg:height="1.81cm" svg:x="22.963cm" svg:y="1.86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3" draw:style-name="gr3" draw:text-style-name="P4" draw:layer="layout" svg:width="4.197cm" svg:height="1.012cm" svg:x="23.019cm" svg:y="2.316cm">
          <text:p text:style-name="P3"><text:span text:style-name="T2">V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frame draw:name="Graphique 60" draw:style-name="gr1" draw:text-style-name="P1" draw:layer="layout" svg:width="2.999cm" svg:height="3.209cm" svg:x="16.871cm" svg:y="7.403cm">
            <draw:image xlink:href="Pictures/1000020100000180000001809AED73356D51728C.png" xlink:type="simple" xlink:show="embed" xlink:actuate="onLoad">
              <text:p/>
            </draw:image>
          </draw:frame>
          <draw:custom-shape draw:name="CustomShape 15" draw:style-name="gr2" draw:text-style-name="P2" draw:layer="layout" svg:width="0.94cm" svg:height="0.948cm" svg:x="17.845cm" svg:y="8.52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3" draw:text-style-name="P4" draw:layer="layout" svg:width="1.649cm" svg:height="0.757cm" svg:x="17.527cm" svg:y="8.653cm">
            <text:p text:style-name="P3"><text:span text:style-name="T1">C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17" draw:style-name="gr8" draw:text-style-name="P8" draw:layer="layout" svg:width="21.061cm" svg:height="1.327cm" svg:x="6.594cm" svg:y="4.181cm">
          <text:p text:style-name="P3"><text:span text:style-name="T2">Hypervis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" draw:style-name="gr9" draw:text-style-name="P1" draw:layer="layout" svg:width="4.058cm" svg:height="1.044cm" draw:transform="rotate (-1.5707963267949) translate (7.64cm 4.844cm)">
          <text:p/>
          <draw:enhanced-geometry draw:mirror-horizontal="false" draw:mirror-vertical="true" draw:text-areas="0 0 ?f10 ?f11" svg:viewBox="0 0 0 0" draw:type="ooxml-curvedConnector4" draw:modifiers="105 209997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frame draw:name="Image 63" draw:style-name="gr1" draw:text-style-name="P1" draw:layer="layout" svg:width="0.951cm" svg:height="0.951cm" svg:x="3.616cm" svg:y="8.028cm">
          <draw:image xlink:href="Pictures/10005E080000039300000393070FB3CA4C7E2BA2.emf" xlink:type="simple" xlink:show="embed" xlink:actuate="onLoad">
            <text:p/>
          </draw:image>
          <draw:image xlink:href="Pictures/10000201000000230000002327E01A8625F9DB94.png" xlink:type="simple" xlink:show="embed" xlink:actuate="onLoad"/>
        </draw:frame>
        <draw:custom-shape draw:name="CustomShape 19" draw:style-name="gr10" draw:text-style-name="P9" draw:layer="layout" svg:width="21.083cm" svg:height="5.889cm" svg:x="6.547cm" svg:y="13.013cm">
          <text:p/>
          <draw:enhanced-geometry draw:mirror-horizontal="false" draw:mirror-vertical="false" drawooo:sub-view-size="7582698 1394460" draw:text-areas="0 0 ?f0 ?f1" svg:viewBox="0 0 0 0" draw:type="ooxml-non-primitive" draw:enhanced-path="M 232415 0 L 7350283 0 C 7478642 0 7582698 104056 7582698 232415 L 7582698 407247 C 7422545 407247 7292715 537077 7292715 697230 7292715 857383 7422545 987213 7582698 987213 L 7582698 1162045 C 7582698 1290404 7478642 1394460 7350283 1394460 L 7154572 1394460 7154572 1273892 C 7154572 1222771 7113130 1181329 7062009 1181329 7010888 1181329 6969446 1222771 6969446 1273892 L 6969446 1394460 6791089 1394460 6791089 1273892 C 6791089 1222771 6749647 1181329 6698526 1181329 6647405 1181329 6605963 1222771 6605963 1273892 L 6605963 1394460 6427605 1394460 6427606 1273892 C 6427606 1222771 6386164 1181329 6335043 1181329 6283922 1181329 6242480 1222771 6242480 1273892 L 6242480 1394460 6064122 1394460 6064123 1273892 C 6064123 1222771 6022681 1181329 5971560 1181329 5920439 1181329 5878997 1222771 5878997 1273892 L 5878997 1394460 5700639 1394460 5700640 1273892 C 5700640 1222771 5659198 1181329 5608077 1181329 5556956 1181329 5515514 1222771 5515514 1273892 L 5515514 1394460 5337156 1394460 5337157 1273892 C 5337157 1222771 5295715 1181329 5244594 1181329 5193473 1181329 5152031 1222771 5152031 1273892 L 5152031 1394460 4973673 1394460 4973674 1273892 C 4973674 1222771 4932232 1181329 4881111 1181329 4829990 1181329 4788548 1222771 4788548 1273892 L 4788548 1394460 4610190 1394460 4610191 1273892 C 4610191 1222771 4568749 1181329 4517628 1181329 4466507 1181329 4425065 1222771 4425065 1273892 L 4425065 1394460 4246707 1394460 4246708 1273892 C 4246708 1222771 4205266 1181329 4154145 1181329 4103024 1181329 4061582 1222771 4061582 1273892 L 4061582 1394460 3883224 1394460 3883225 1273892 C 3883225 1222771 3841783 1181329 3790662 1181329 3739541 1181329 3698099 1222771 3698099 1273892 L 3698099 1394460 3519741 1394460 3519742 1273892 C 3519742 1222771 3478300 1181329 3427179 1181329 3376058 1181329 3334616 1222771 3334616 1273892 L 3334616 1394460 3156258 1394460 3156259 1273892 C 3156259 1222771 3114817 1181329 3063696 1181329 3012575 1181329 2971133 1222771 2971133 1273892 L 2971133 1394460 2792775 1394460 2792776 1273892 C 2792776 1222771 2751334 1181329 2700213 1181329 2649092 1181329 2607650 1222771 2607650 1273892 L 2607650 1394460 2429292 1394460 2429293 1273892 C 2429293 1222771 2387851 1181329 2336730 1181329 2285609 1181329 2244167 1222771 2244167 1273892 L 2244167 1394460 2065809 1394460 2065810 1273892 C 2065810 1222771 2024368 1181329 1973247 1181329 1922126 1181329 1880684 1222771 1880684 1273892 L 1880684 1394460 1702326 1394460 1702327 1273892 C 1702327 1222771 1660885 1181329 1609764 1181329 1558643 1181329 1517201 1222771 1517201 1273892 L 1517201 1394460 1338843 1394460 1338844 1273892 C 1338844 1222771 1297402 1181329 1246281 1181329 1195160 1181329 1153718 1222771 1153718 1273892 L 1153718 1394460 975360 1394460 975361 1273892 C 975361 1222771 933919 1181329 882798 1181329 831677 1181329 790235 1222771 790235 1273892 L 790235 1394460 611877 1394460 611878 1273892 C 611878 1222771 570436 1181329 519315 1181329 468194 1181329 426752 1222771 426752 1273892 L 426752 1394460 232415 1394460 C 104056 1394460 0 1290404 0 1162045 L 0 987213 C 160153 987213 289983 857383 289983 697230 289983 537077 160153 407247 0 407247 L 0 232415 C 0 104056 104056 0 232415 0 Z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1" draw:text-style-name="P6" draw:layer="layout" svg:width="5.022cm" svg:height="2.774cm" svg:x="17.048cm" svg:y="14.0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23" draw:style-name="gr1" draw:text-style-name="P1" draw:layer="layout" svg:width="2.024cm" svg:height="2.024cm" svg:x="8.125cm" svg:y="14.407cm">
          <draw:image xlink:href="Pictures/1000020100000180000001802615AF54C3B6947C.png" xlink:type="simple" xlink:show="embed" xlink:actuate="onLoad">
            <text:p/>
          </draw:image>
        </draw:frame>
        <draw:custom-shape draw:name="CustomShape 21" draw:style-name="gr3" draw:text-style-name="P4" draw:layer="layout" svg:width="2.33cm" svg:height="1.265cm" svg:x="25.771cm" svg:y="11.746cm">
          <text:p text:style-name="P10"><text:span text:style-name="T3">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1" draw:layer="layout" svg:width="7.498cm" svg:height="0.001cm" svg:x="10.075cm" svg:y="15.71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Image 344" draw:style-name="gr1" draw:text-style-name="P1" draw:layer="layout" svg:width="0.95cm" svg:height="0.95cm" svg:x="10.247cm" svg:y="14.077cm">
          <draw:image xlink:href="Pictures/100063B00000039300000393D6B204A8708886A6.emf" xlink:type="simple" xlink:show="embed" xlink:actuate="onLoad">
            <text:p/>
          </draw:image>
          <draw:image xlink:href="Pictures/100002010000002300000023388B3ED78F6EA857.png" xlink:type="simple" xlink:show="embed" xlink:actuate="onLoad"/>
        </draw:frame>
        <draw:custom-shape draw:name="CustomShape 23" draw:style-name="gr13" draw:text-style-name="P4" draw:layer="layout" svg:width="2.377cm" svg:height="1.238cm" svg:x="8.1cm" svg:y="16.218cm">
          <text:p text:style-name="P11"><text:span text:style-name="T4">PRL 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3" draw:text-style-name="P4" draw:layer="layout" svg:width="2.377cm" svg:height="1.238cm" svg:x="23.901cm" svg:y="16.325cm">
          <text:p text:style-name="P11"><text:span text:style-name="T4">PRL 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4" draw:layer="layout" svg:width="4.384cm" svg:height="1.238cm" svg:x="20.509cm" svg:y="12.85cm">
          <text:p text:style-name="P11"><text:span text:style-name="T4">dom0’s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3" draw:text-style-name="P4" draw:layer="layout" svg:width="5.362cm" svg:height="1.774cm" svg:x="11.248cm" svg:y="13.807cm">
          <text:p text:style-name="P10"><text:span text:style-name="T2">Log pre-treatment </text:span></text:p>
          <text:p text:style-name="P10"><text:span text:style-name="T2">&amp; back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77" draw:style-name="gr1" draw:text-style-name="P1" draw:layer="layout" svg:width="2.025cm" svg:height="2.025cm" svg:x="23.996cm" svg:y="14.407cm">
          <draw:image xlink:href="Pictures/10000201000001800000018041E35D7D3C575FEE.png" xlink:type="simple" xlink:show="embed" xlink:actuate="onLoad">
            <text:p/>
          </draw:image>
        </draw:frame>
        <draw:frame draw:name="Graphique 78" draw:style-name="gr1" draw:text-style-name="P1" draw:layer="layout" svg:width="2.025cm" svg:height="2.025cm" svg:x="17.636cm" svg:y="14.499cm">
          <draw:image xlink:href="Pictures/100002010000018000000180152454B2AEB35430.png" xlink:type="simple" xlink:show="embed" xlink:actuate="onLoad">
            <text:p/>
          </draw:image>
        </draw:frame>
        <draw:frame draw:name="Graphique 79" draw:style-name="gr1" draw:text-style-name="P1" draw:layer="layout" svg:width="2.025cm" svg:height="2.025cm" svg:x="19.629cm" svg:y="14.499cm">
          <draw:image xlink:href="Pictures/100002010000018000000180E75D965785A9EF3E.png" xlink:type="simple" xlink:show="embed" xlink:actuate="onLoad">
            <text:p/>
          </draw:image>
        </draw:frame>
        <draw:custom-shape draw:name="CustomShape 27" draw:style-name="gr13" draw:text-style-name="P4" draw:layer="layout" svg:width="2.365cm" svg:height="1.238cm" svg:x="18.505cm" svg:y="16.748cm">
          <text:p text:style-name="P11"><text:span text:style-name="T4">Back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3" draw:text-style-name="P4" draw:layer="layout" svg:width="4.105cm" svg:height="1.238cm" svg:x="1.785cm" svg:y="4.019cm">
          <text:p text:style-name="P11"><text:span text:style-name="T2">PRL acti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1" draw:text-style-name="P1" draw:layer="layout" svg:width="0.95cm" svg:height="0.95cm" svg:x="7.704cm" svg:y="10.746cm">
          <draw:image xlink:href="Pictures/10005D8400000393000003931DA6D43D24A78F12.emf" xlink:type="simple" xlink:show="embed" xlink:actuate="onLoad">
            <text:p/>
          </draw:image>
          <draw:image xlink:href="Pictures/1000020100000023000000231731E5EC8D886458.png" xlink:type="simple" xlink:show="embed" xlink:actuate="onLoad"/>
        </draw:frame>
        <draw:custom-shape draw:name="CustomShape 29" draw:style-name="gr13" draw:text-style-name="P4" draw:layer="layout" svg:width="2.487cm" svg:height="1.238cm" svg:x="6.21cm" svg:y="11.472cm">
          <text:p text:style-name="P11"><text:span text:style-name="T2">Logg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4" draw:text-style-name="P1" draw:layer="layout" svg:width="0.239cm" svg:height="3.619cm" draw:transform="rotate (-0.0661479786505857) translate (9.168cm 10.606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3" draw:text-style-name="P4" draw:layer="layout" svg:width="4.566cm" svg:height="1.238cm" svg:x="1.04cm" svg:y="6.411cm">
          <text:p text:style-name="P11"><text:span text:style-name="T2">PRL index rese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3" draw:text-style-name="P4" draw:layer="layout" svg:width="4.905cm" svg:height="1.238cm" svg:x="2.145cm" svg:y="8.878cm">
          <text:p text:style-name="P11"><text:span text:style-name="T2">PRL deactivat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3" draw:text-style-name="P4" draw:layer="layout" svg:width="5.379cm" svg:height="1.238cm" svg:x="10.6cm" svg:y="6.604cm">
          <text:p text:style-name="P11"><text:span text:style-name="T2">Log full VMEXIT/I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" draw:text-style-name="P1" draw:layer="layout" svg:width="11.02cm" svg:height="0.068cm" draw:transform="rotate (-1.5707963267949) translate (19.737cm 2.952cm)">
          <text:p/>
          <draw:enhanced-geometry draw:mirror-horizontal="true" draw:mirror-vertical="true" draw:text-areas="0 0 ?f10 ?f11" svg:viewBox="0 0 0 0" draw:type="ooxml-curvedConnector4" draw:modifiers="17714 3275229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CustomShape 35" draw:style-name="gr13" draw:text-style-name="P4" draw:layer="layout" svg:width="4.16cm" svg:height="1.012cm" svg:x="21.301cm" svg:y="11.241cm">
          <text:p text:style-name="P10"><text:span text:style-name="T2">Log treat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5" draw:text-style-name="P1" draw:layer="layout" svg:width="8.833cm" svg:height="7.626cm" draw:transform="rotate (-1.5707963267949) translate (17.126cm 5.511cm)">
          <text:p/>
          <draw:enhanced-geometry draw:mirror-horizontal="false" draw:mirror-vertical="false" draw:text-areas="0 0 ?f5 ?f6" svg:viewBox="0 0 0 0" draw:type="ooxml-curvedConnector3" draw:modifiers="6666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37" draw:style-name="gr13" draw:text-style-name="P4" draw:layer="layout" svg:width="5.362cm" svg:height="1.774cm" svg:x="14.464cm" svg:y="11.064cm">
          <text:p text:style-name="P10"><text:span text:style-name="T2">Log pre-treatment </text:span></text:p>
          <text:p text:style-name="P10"><text:span text:style-name="T2">&amp; back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16" draw:layer="layout" svg:width="17.143cm" svg:height="8.571cm" svg:x="0.953cm" svg:y="3.175cm" draw:page-number="1" presentation:class="page"/>
          <draw:frame draw:name="PlaceHolder 2" presentation:style-name="pr1" draw:text-style-name="P1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3" draw:style-name="gr17" draw:text-style-name="P4" draw:layer="layout" svg:width="8.253cm" svg:height="1.272cm" svg:x="10.791cm" svg:y="24.126cm">
            <text:p text:style-name="P13"><text:span text:style-name="T5"><text:page-number>&lt;numé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stroke-dash draw:name="Dashed_20__28_var_29__20_3" draw:display-name="Dashed (var) 3" draw:style="rect" draw:dots2="1" draw:dots2-length="0.284cm" draw:distance="0.213cm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001cm" fo:page-height="19.99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9.998cm" svg:height="6.96cm" svg:x="5cm" svg:y="3.273cm" presentation:class="title" presentation:placeholder="true" presentation:user-transformed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2:00:14</meta:creation-date>
    <meta:initial-creator>Laurent Réveillère</meta:initial-creator>
    <dc:language>fr-FR</dc:language>
    <meta:print-date>2019-03-29T10:57:53</meta:print-date>
    <dc:date>2021-01-12T14:53:39.622170894</dc:date>
    <meta:editing-cycles>28</meta:editing-cycles>
    <dc:title>Présentation PowerPoint</dc:title>
    <meta:editing-duration>PT6H9M20S</meta:editing-duration>
    <meta:generator>LibreOffice/6.0.7.3$Linux_X86_64 LibreOffice_project/00m0$Build-3</meta:generator>
    <meta:document-statistic meta:object-count="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